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dc9" officeooo:paragraph-rsid="0016adc9"/>
    </style:style>
    <style:style style:name="P2" style:family="paragraph" style:parent-style-name="Standard">
      <style:text-properties officeooo:paragraph-rsid="0016adc9"/>
    </style:style>
    <style:style style:name="P3" style:family="paragraph" style:parent-style-name="Standard">
      <style:text-properties officeooo:rsid="001ffe0e" officeooo:paragraph-rsid="001ffe0e"/>
    </style:style>
    <style:style style:name="P4" style:family="paragraph" style:parent-style-name="Standard">
      <style:text-properties officeooo:rsid="00228599" officeooo:paragraph-rsid="0016adc9"/>
    </style:style>
    <style:style style:name="T1" style:family="text">
      <style:text-properties officeooo:rsid="0017b089"/>
    </style:style>
    <style:style style:name="T2" style:family="text">
      <style:text-properties officeooo:rsid="001b0a44"/>
    </style:style>
    <style:style style:name="T3" style:family="text">
      <style:text-properties officeooo:rsid="001ba377"/>
    </style:style>
    <style:style style:name="T4" style:family="text">
      <style:text-properties officeooo:rsid="0016adc9"/>
    </style:style>
    <style:style style:name="T5" style:family="text">
      <style:text-properties officeooo:rsid="001f0ba8"/>
    </style:style>
    <style:style style:name="T6" style:family="text">
      <style:text-properties officeooo:rsid="0020b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so_nguoi_nu" text:name="x"/>
        <text:user-field-decl office:value-type="string" office:string-value="so_nguoi_nu" text:name="py3o.objects.so_nguoi_nu"/>
      </text:user-field-decls>
      <text:p text:style-name="P3">Báo cáo số liệu hoạt động cận lâm sàng</text:p>
      <text:p text:style-name="P2"/>
      <text:p text:style-name="P2"><text:span text:style-name="T6">Nữ :</text:span> <text:user-field-get text:name="py3o.objects.so_nguoi_nu">so_nguoi_nu</text:user-field-ge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44:31.328846533</meta:creation-date>
    <dc:date>2019-01-26T15:31:44.909235444</dc:date>
    <meta:editing-duration>PT14M32S</meta:editing-duration>
    <meta:editing-cycles>14</meta:editing-cycles>
    <meta:generator>LibreOffice/5.4.6.2$Linux_X86_64 LibreOffice_project/40m0$Build-2</meta:generator>
    <meta:document-statistic meta:table-count="0" meta:image-count="0" meta:object-count="0" meta:page-count="1" meta:paragraph-count="2" meta:word-count="12" meta:character-count="44" meta:non-whitespace-character-count="34"/>
  </office:meta>
</office:document-meta>
</file>